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902in"/>
    </style:style>
    <style:style style:name="co2" style:family="table-column">
      <style:table-column-properties fo:break-before="auto" style:column-width="0.488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055in"/>
    </style:style>
    <style:style style:name="co5" style:family="table-column">
      <style:table-column-properties fo:break-before="auto" style:column-width="0.1866in"/>
    </style:style>
    <style:style style:name="co6" style:family="table-column">
      <style:table-column-properties fo:break-before="auto" style:column-width="0.6807in"/>
    </style:style>
    <style:style style:name="co7" style:family="table-column">
      <style:table-column-properties fo:break-before="auto" style:column-width="1.0898in"/>
    </style:style>
    <style:style style:name="co8" style:family="table-column">
      <style:table-column-properties fo:break-before="auto" style:column-width="0.487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data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1463999503367" calcext:value-type="float">
            <text:p>1463999503367</text:p>
          </table:table-cell>
          <table:table-cell office:value-type="float" office:value="1463999503399" calcext:value-type="float">
            <text:p>146399950339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63999503567" calcext:value-type="float">
            <text:p>1463999503567</text:p>
          </table:table-cell>
          <table:table-cell office:value-type="float" office:value="1463999503731" calcext:value-type="float">
            <text:p>146399950373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463999504531" calcext:value-type="float">
            <text:p>1463999504531</text:p>
          </table:table-cell>
          <table:table-cell office:value-type="float" office:value="1463999519039" calcext:value-type="float">
            <text:p>1463999519039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1463999519639" calcext:value-type="float">
            <text:p>1463999519639</text:p>
          </table:table-cell>
          <table:table-cell office:value-type="float" office:value="1463999520008" calcext:value-type="float">
            <text:p>1463999520008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463999521335" calcext:value-type="float">
            <text:p>1463999521335</text:p>
          </table:table-cell>
          <table:table-cell office:value-type="float" office:value="1463999521404" calcext:value-type="float">
            <text:p>146399952140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63999521472" calcext:value-type="float">
            <text:p>1463999521472</text:p>
          </table:table-cell>
          <table:table-cell office:value-type="float" office:value="1463999521803" calcext:value-type="float">
            <text:p>1463999521803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463999522036" calcext:value-type="float">
            <text:p>1463999522036</text:p>
          </table:table-cell>
          <table:table-cell office:value-type="float" office:value="1463999522104" calcext:value-type="float">
            <text:p>146399952210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63999522235" calcext:value-type="float">
            <text:p>1463999522235</text:p>
          </table:table-cell>
          <table:table-cell office:value-type="float" office:value="1463999523100" calcext:value-type="float">
            <text:p>1463999523100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1463999523635" calcext:value-type="float">
            <text:p>1463999523635</text:p>
          </table:table-cell>
          <table:table-cell office:value-type="float" office:value="1463999524799" calcext:value-type="float">
            <text:p>1463999524799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1463999525063" calcext:value-type="float">
            <text:p>1463999525063</text:p>
          </table:table-cell>
          <table:table-cell office:value-type="float" office:value="1463999525431" calcext:value-type="float">
            <text:p>1463999525431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463999525731" calcext:value-type="float">
            <text:p>1463999525731</text:p>
          </table:table-cell>
          <table:table-cell office:value-type="float" office:value="1463999525763" calcext:value-type="float">
            <text:p>146399952576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63999525995" calcext:value-type="float">
            <text:p>1463999525995</text:p>
          </table:table-cell>
          <table:table-cell office:value-type="float" office:value="1463999526063" calcext:value-type="float">
            <text:p>146399952606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63999534351" calcext:value-type="float">
            <text:p>1463999534351</text:p>
          </table:table-cell>
          <table:table-cell office:value-type="float" office:value="1463999534515" calcext:value-type="float">
            <text:p>146399953451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463999536747" calcext:value-type="float">
            <text:p>1463999536747</text:p>
          </table:table-cell>
          <table:table-cell office:value-type="float" office:value="1463999536779" calcext:value-type="float">
            <text:p>1463999536779</text:p>
          </table:table-cell>
          <table:table-cell office:value-type="float" office:value="32" calcext:value-type="float">
            <text:p>32</text:p>
          </table:table-cell>
        </table:table-row>
      </table:table>
      <table:table table:name="ldata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3.33" calcext:value-type="float">
            <text:p>2733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33.33" calcext:value-type="float">
            <text:p>6333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outdata1" table:style-name="ta1">
        <table:table-column table:style-name="co6" table:default-cell-style-name="Default"/>
        <table:table-column table:style-name="co5" table:number-columns-repeated="4" table:default-cell-style-name="Default"/>
        <table:table-row table:style-name="ro1">
          <table:table-cell office:value-type="float" office:value="2266.67" calcext:value-type="float">
            <text:p>2266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66.67" calcext:value-type="float">
            <text:p>2566.6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3.33" calcext:value-type="float">
            <text:p>2633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66.67" calcext:value-type="float">
            <text:p>2666.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3.33" calcext:value-type="float">
            <text:p>2733.3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66.67" calcext:value-type="float">
            <text:p>2766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66.67" calcext:value-type="float">
            <text:p>2866.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3.33" calcext:value-type="float">
            <text:p>3133.3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33.33" calcext:value-type="float">
            <text:p>6333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66.67" calcext:value-type="float">
            <text:p>6466.6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966.67" calcext:value-type="float">
            <text:p>9966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33.33" calcext:value-type="float">
            <text:p>10033.33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outdata2" table:style-name="ta1">
        <table:table-column table:style-name="co6" table:default-cell-style-name="Default"/>
        <table:table-column table:style-name="co5" table:number-columns-repeated="4" table:default-cell-style-name="Default"/>
        <table:table-row table:style-name="ro1">
          <table:table-cell office:value-type="float" office:value="2266.67" calcext:value-type="float">
            <text:p>2266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66.67" calcext:value-type="float">
            <text:p>2566.6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3.33" calcext:value-type="float">
            <text:p>2633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66.67" calcext:value-type="float">
            <text:p>2666.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3.33" calcext:value-type="float">
            <text:p>2733.3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66.67" calcext:value-type="float">
            <text:p>2766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66.67" calcext:value-type="float">
            <text:p>2866.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3.33" calcext:value-type="float">
            <text:p>3133.3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33.33" calcext:value-type="float">
            <text:p>6333.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66.67" calcext:value-type="float">
            <text:p>6466.6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966.67" calcext:value-type="float">
            <text:p>9966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33.33" calcext:value-type="float">
            <text:p>10033.33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outdata" table:style-name="ta1"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float" office:value="2266.67" calcext:value-type="float">
            <text:p>2266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66.67" calcext:value-type="float">
            <text:p>2566.6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3.33" calcext:value-type="float">
            <text:p>2633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66.67" calcext:value-type="float">
            <text:p>2666.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3.33" calcext:value-type="float">
            <text:p>2733.3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66.67" calcext:value-type="float">
            <text:p>2766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66.67" calcext:value-type="float">
            <text:p>2866.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3.33" calcext:value-type="float">
            <text:p>3133.33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</table:table>
      <table:table table:name="Sheet1" table:style-name="ta1">
        <table:shapes>
          <draw:frame draw:z-index="0" draw:style-name="gr1" draw:text-style-name="P1" svg:width="6.2976in" svg:height="3.5441in" svg:x="7.0358in" svg:y="1.2067in">
            <draw:object draw:notify-on-update-of-ranges="rdata.A1:rdata.A14 rdata.C1:rdata.C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.7063in" svg:y="1.6453in">
            <draw:object draw:notify-on-update-of-ranges="ldata.A1:ldata.A1 ldata.A2:ldata.A5 ldata.B1:ldata.B1 ldata.B2:ldata.B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3291in" svg:height="6.663in" svg:x="0.1091in" svg:y="1.2067in">
            <draw:object draw:notify-on-update-of-ranges="outdata2.A1:outdata2.A1 outdata2.A2:outdata2.A17 outdata2.B1:outdata2.B1 outdata2.B2:outdata2.B17 outdata2.C1:outdata2.C1 outdata2.C2:outdata2.C17 outdata2.D1:outdata2.D1 outdata2.D2:outdata2.D17 outdata2.E1:outdata2.E1 outdata2.E2:outdata2.E1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3291in" svg:height="6.663in" svg:x="0.5114in" svg:y="8.1843in">
            <draw:object draw:notify-on-update-of-ranges="outdata2.A1:outdata2.A1 outdata2.A2:outdata2.A11 outdata2.B1:outdata2.B1 outdata2.B2:outdata2.B11 outdata2.C1:outdata2.C1 outdata2.C2:outdata2.C11 outdata2.D1:outdata2.D1 outdata2.D2:outdata2.D11 outdata2.E1:outdata2.E1 outdata2.E2:outdata2.E1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4T17:49:43.852314365</dc:date>
    <dc:creator>Loj </dc:creator>
    <meta:generator>LibreOffice/4.2.8.2$Linux_X86_64 LibreOffice_project/420m0$Build-2</meta:generator>
    <meta:editing-duration>PT5H45M11S</meta:editing-duration>
    <meta:editing-cycles>3</meta:editing-cycles>
    <meta:document-statistic meta:table-count="6" meta:cell-count="14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7cm" svg:height="9.003cm" xlink:href=".." xlink:type="simple" chart:class="chart:scatter" chart:style-name="ch1">
        <chart:legend chart:legend-position="end" svg:x="13.087cm" svg:y="4.188cm" style:legend-expansion="high" chart:style-name="ch2"/>
        <chart:plot-area chart:style-name="ch3" table:cell-range-address="rdata.A1:rdata.A14 rdata.C1:rdata.C14" svg:x="0.319cm" svg:y="0.18cm" svg:width="12.449cm" svg:height="8.643cm">
          <chartooo:coordinate-region svg:x="1.558cm" svg:y="0.393cm" svg:width="9.97cm" svg:height="7.7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data.C1:rdata.C14" chart:class="chart:scatter">
            <chart:domain table:cell-range-address="rdata.A1:rdata.A14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63999503367">
                <text:p>1463999503367</text:p>
                <draw:g>
                  <svg:desc>rdata.A1:rdata.A14</svg:desc>
                </draw:g>
              </table:table-cell>
              <table:table-cell office:value-type="float" office:value="32">
                <text:p>32</text:p>
                <draw:g>
                  <svg:desc>rdata.C1:rdata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63999503567">
                <text:p>146399950356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63999504531">
                <text:p>1463999504531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63999519639">
                <text:p>146399951963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63999521335">
                <text:p>14639995213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63999521472">
                <text:p>1463999521472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63999522036">
                <text:p>146399952203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63999522235">
                <text:p>1463999522235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63999523635">
                <text:p>1463999523635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63999525063">
                <text:p>1463999525063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63999525731">
                <text:p>14639995257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63999525995">
                <text:p>146399952599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63999534351">
                <text:p>146399953435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63999536747">
                <text:p>1463999536747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65cm" svg:y="4.187cm" style:legend-expansion="high" chart:style-name="ch2"/>
        <chart:plot-area chart:style-name="ch3" table:cell-range-address="ldata.A1:ldata.B5" chart:data-source-has-labels="both" svg:x="0.32cm" svg:y="0.18cm" svg:width="13.825cm" svg:height="8.64cm">
          <chartooo:coordinate-region svg:x="1.058cm" svg:y="0.394cm" svg:width="12.609cm" svg:height="7.752cm"/>
          <chart:axis chart:dimension="x" chart:name="primary-x" chart:style-name="ch4" chartooo:axis-type="auto">
            <chart:categories table:cell-range-address="ldata.A2:ldata.A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data.B2:ldata.B5" chart:label-cell-address="ldata.B1:ldata.B1" chart:class="chart:scatter">
            <chart:domain table:cell-range-address="ldata.A2:ldata.A5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ldata.B1:ldata.B1</svg:desc>
                </draw:g>
              </table:table-cell>
            </table:table-row>
          </table:table-header-rows>
          <table:table-rows>
            <table:table-row>
              <table:table-cell office:value-type="float" office:value="2733.33">
                <text:p>2730</text:p>
                <draw:g>
                  <svg:desc>ldata.A2:ldata.A5</svg:desc>
                </draw:g>
              </table:table-cell>
              <table:table-cell office:value-type="float" office:value="1">
                <text:p>1</text:p>
                <draw:g>
                  <svg:desc>ldata.B2:ldata.B5</svg:desc>
                </draw:g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33.33">
                <text:p>63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8.937cm" svg:height="16.925cm" xlink:href=".." xlink:type="simple" chart:class="chart:scatter" chart:style-name="ch1">
        <chart:legend chart:legend-position="end" svg:x="36.616cm" svg:y="7.362cm" style:legend-expansion="high" chart:style-name="ch2"/>
        <chart:plot-area chart:style-name="ch3" table:cell-range-address="outdata2.A1:outdata2.E17" chart:data-source-has-labels="both" svg:x="0.778cm" svg:y="0.338cm" svg:width="35.06cm" svg:height="16.249cm">
          <chartooo:coordinate-region svg:x="1.516cm" svg:y="0.552cm" svg:width="33.844cm" svg:height="15.361cm"/>
          <chart:axis chart:dimension="x" chart:name="primary-x" chart:style-name="ch4" chartooo:axis-type="auto">
            <chart:categories table:cell-range-address="outdata2.A2:outdata2.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utdata2.B2:outdata2.B17" chart:label-cell-address="outdata2.B1:outdata2.B1" chart:class="chart:scatter">
            <chart:domain table:cell-range-address="outdata2.A2:outdata2.A17"/>
            <chart:data-point chart:repeated="16"/>
          </chart:series>
          <chart:series chart:style-name="ch7" chart:values-cell-range-address="outdata2.C2:outdata2.C17" chart:label-cell-address="outdata2.C1:outdata2.C1" chart:class="chart:scatter">
            <chart:data-point chart:repeated="16"/>
          </chart:series>
          <chart:series chart:style-name="ch8" chart:values-cell-range-address="outdata2.D2:outdata2.D17" chart:label-cell-address="outdata2.D1:outdata2.D1" chart:class="chart:scatter">
            <chart:data-point chart:repeated="16"/>
          </chart:series>
          <chart:series chart:style-name="ch9" chart:values-cell-range-address="outdata2.E2:outdata2.E17" chart:label-cell-address="outdata2.E1:outdata2.E1" chart:class="chart:scatte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outdata2.B1:outdata2.B1</svg:desc>
                </draw:g>
              </table:table-cell>
              <table:table-cell office:value-type="string">
                <text:p/>
                <draw:g>
                  <svg:desc>outdata2.C1:outdata2.C1</svg:desc>
                </draw:g>
              </table:table-cell>
              <table:table-cell office:value-type="string">
                <text:p>1</text:p>
                <draw:g>
                  <svg:desc>outdata2.D1:outdata2.D1</svg:desc>
                </draw:g>
              </table:table-cell>
              <table:table-cell office:value-type="string">
                <text:p/>
                <draw:g>
                  <svg:desc>outdata2.E1:outdata2.E1</svg:desc>
                </draw:g>
              </table:table-cell>
            </table:table-row>
          </table:table-header-rows>
          <table:table-rows>
            <table:table-row>
              <table:table-cell office:value-type="float" office:value="2400">
                <text:p>2400</text:p>
                <draw:g>
                  <svg:desc>outdata2.A2:outdata2.A17</svg:desc>
                </draw:g>
              </table:table-cell>
              <table:table-cell office:value-type="float" office:value="1">
                <text:p>1</text:p>
                <draw:g>
                  <svg:desc>outdata2.B2:outdata2.B17</svg:desc>
                </draw:g>
              </table:table-cell>
              <table:table-cell office:value-type="float" office:value="NaN">
                <text:p>NaN</text:p>
                <draw:g>
                  <svg:desc>outdata2.C2:outdata2.C17</svg:desc>
                </draw:g>
              </table:table-cell>
              <table:table-cell office:value-type="float" office:value="NaN">
                <text:p>NaN</text:p>
                <draw:g>
                  <svg:desc>outdata2.D2:outdata2.D17</svg:desc>
                </draw:g>
              </table:table-cell>
              <table:table-cell office:value-type="float" office:value="NaN">
                <text:p>NaN</text:p>
                <draw:g>
                  <svg:desc>outdata2.E2:outdata2.E17</svg:desc>
                </draw:g>
              </table:table-cell>
            </table:table-row>
            <table:table-row>
              <table:table-cell office:value-type="float" office:value="2566.67">
                <text:p>2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33.33">
                <text:p>2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66.67">
                <text:p>267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33.33">
                <text:p>273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66.67">
                <text:p>2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66.67">
                <text:p>287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33.33">
                <text:p>313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33.33">
                <text:p>633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66.67">
                <text:p>647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66.67">
                <text:p>9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33.33">
                <text:p>10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8.937cm" svg:height="16.925cm" xlink:href=".." xlink:type="simple" chart:class="chart:scatter" chart:style-name="ch1">
        <chart:legend chart:legend-position="end" svg:x="36.616cm" svg:y="7.362cm" style:legend-expansion="high" chart:style-name="ch2"/>
        <chart:plot-area chart:style-name="ch3" table:cell-range-address="outdata2.A1:outdata2.E11" chart:data-source-has-labels="both" svg:x="0.778cm" svg:y="0.338cm" svg:width="35.06cm" svg:height="16.249cm">
          <chartooo:coordinate-region svg:x="1.516cm" svg:y="0.552cm" svg:width="33.939cm" svg:height="15.361cm"/>
          <chart:axis chart:dimension="x" chart:name="primary-x" chart:style-name="ch4" chartooo:axis-type="auto">
            <chart:categories table:cell-range-address="outdata2.A2:outdata2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utdata2.B2:outdata2.B11" chart:label-cell-address="outdata2.B1:outdata2.B1" chart:class="chart:scatter">
            <chart:domain table:cell-range-address="outdata2.A2:outdata2.A11"/>
            <chart:data-point chart:repeated="10"/>
          </chart:series>
          <chart:series chart:style-name="ch7" chart:values-cell-range-address="outdata2.C2:outdata2.C11" chart:label-cell-address="outdata2.C1:outdata2.C1" chart:class="chart:scatter">
            <chart:data-point chart:repeated="10"/>
          </chart:series>
          <chart:series chart:style-name="ch8" chart:values-cell-range-address="outdata2.D2:outdata2.D11" chart:label-cell-address="outdata2.D1:outdata2.D1" chart:class="chart:scatter">
            <chart:data-point chart:repeated="10"/>
          </chart:series>
          <chart:series chart:style-name="ch9" chart:values-cell-range-address="outdata2.E2:outdata2.E11" chart:label-cell-address="outdata2.E1:outdata2.E1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outdata2.B1:outdata2.B1</svg:desc>
                </draw:g>
              </table:table-cell>
              <table:table-cell office:value-type="string">
                <text:p/>
                <draw:g>
                  <svg:desc>outdata2.C1:outdata2.C1</svg:desc>
                </draw:g>
              </table:table-cell>
              <table:table-cell office:value-type="string">
                <text:p>1</text:p>
                <draw:g>
                  <svg:desc>outdata2.D1:outdata2.D1</svg:desc>
                </draw:g>
              </table:table-cell>
              <table:table-cell office:value-type="string">
                <text:p/>
                <draw:g>
                  <svg:desc>outdata2.E1:outdata2.E1</svg:desc>
                </draw:g>
              </table:table-cell>
            </table:table-row>
          </table:table-header-rows>
          <table:table-rows>
            <table:table-row>
              <table:table-cell office:value-type="float" office:value="2400">
                <text:p>2400</text:p>
                <draw:g>
                  <svg:desc>outdata2.A2:outdata2.A11</svg:desc>
                </draw:g>
              </table:table-cell>
              <table:table-cell office:value-type="float" office:value="1">
                <text:p>1</text:p>
                <draw:g>
                  <svg:desc>outdata2.B2:outdata2.B11</svg:desc>
                </draw:g>
              </table:table-cell>
              <table:table-cell office:value-type="float" office:value="NaN">
                <text:p>NaN</text:p>
                <draw:g>
                  <svg:desc>outdata2.C2:outdata2.C11</svg:desc>
                </draw:g>
              </table:table-cell>
              <table:table-cell office:value-type="float" office:value="NaN">
                <text:p>NaN</text:p>
                <draw:g>
                  <svg:desc>outdata2.D2:outdata2.D11</svg:desc>
                </draw:g>
              </table:table-cell>
              <table:table-cell office:value-type="float" office:value="NaN">
                <text:p>NaN</text:p>
                <draw:g>
                  <svg:desc>outdata2.E2:outdata2.E11</svg:desc>
                </draw:g>
              </table:table-cell>
            </table:table-row>
            <table:table-row>
              <table:table-cell office:value-type="float" office:value="2566.67">
                <text:p>2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33.33">
                <text:p>2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66.67">
                <text:p>267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33.33">
                <text:p>273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66.67">
                <text:p>2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66.67">
                <text:p>287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33.33">
                <text:p>313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